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6-3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1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5-0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1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2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9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30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79314285714" calcext:value-type="float">
            <text:p>3.4067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79122580645" calcext:value-type="float">
            <text:p>3.4177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6672" calcext:value-type="float">
            <text:p>3.45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35612903226" calcext:value-type="float">
            <text:p>3.525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8416" calcext:value-type="float">
            <text:p>3.50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55974193548" calcext:value-type="float">
            <text:p>3.507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83612903226" calcext:value-type="float">
            <text:p>3.555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8184" calcext:value-type="float">
            <text:p>3.55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28567741935" calcext:value-type="float">
            <text:p>3.4532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2432" calcext:value-type="float">
            <text:p>3.36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85161290323" calcext:value-type="float">
            <text:p>3.261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14813793103" calcext:value-type="float">
            <text:p>3.36614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4165" calcext:value-type="float">
            <text:p>3.332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17341935484" calcext:value-type="float">
            <text:p>3.108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5608" calcext:value-type="float">
            <text:p>2.93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3505" calcext:value-type="float">
            <text:p>3.1853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8984" calcext:value-type="float">
            <text:p>3.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393425" calcext:value-type="float">
            <text:p>3.283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28696774194" calcext:value-type="float">
            <text:p>3.365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7952" calcext:value-type="float">
            <text:p>3.33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83948387097" calcext:value-type="float">
            <text:p>3.250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94425806452" calcext:value-type="float">
            <text:p>3.1919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22425806452" calcext:value-type="float">
            <text:p>3.1462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97142857143" calcext:value-type="float">
            <text:p>3.145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1545" calcext:value-type="float">
            <text:p>3.1411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03974193548" calcext:value-type="float">
            <text:p>3.157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8984" calcext:value-type="float">
            <text:p>3.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2122" calcext:value-type="float">
            <text:p>3.26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5728" calcext:value-type="float">
            <text:p>3.2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40929032258" calcext:value-type="float">
            <text:p>3.176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61925" calcext:value-type="float">
            <text:p>3.4306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2032" calcext:value-type="float">
            <text:p>3.42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27716129032" calcext:value-type="float">
            <text:p>3.3482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797651612903" calcext:value-type="float">
            <text:p>3.277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88980645161" calcext:value-type="float">
            <text:p>3.247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81371428572" calcext:value-type="float">
            <text:p>3.24481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888225" calcext:value-type="float">
            <text:p>3.248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414193548387" calcext:value-type="float">
            <text:p>3.274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2936" calcext:value-type="float">
            <text:p>3.31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562" calcext:value-type="float">
            <text:p>3.353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0576" calcext:value-type="float">
            <text:p>3.33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23122580645" calcext:value-type="float">
            <text:p>3.128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156" calcext:value-type="float">
            <text:p>3.1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8088" calcext:value-type="float">
            <text:p>3.52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016825806452" calcext:value-type="float">
            <text:p>3.460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81729032258" calcext:value-type="float">
            <text:p>3.3928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69295483871" calcext:value-type="float">
            <text:p>3.356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59514285714" calcext:value-type="float">
            <text:p>3.3465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369" calcext:value-type="float">
            <text:p>3.333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48361290323" calcext:value-type="float">
            <text:p>3.3654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34993548387" calcext:value-type="float">
            <text:p>3.414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02658064516" calcext:value-type="float">
            <text:p>3.4450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06688" calcext:value-type="float">
            <text:p>3.42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54625" calcext:value-type="float">
            <text:p>3.227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75870967742" calcext:value-type="float">
            <text:p>3.501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3008" calcext:value-type="float">
            <text:p>3.52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8145" calcext:value-type="float">
            <text:p>3.468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3384" calcext:value-type="float">
            <text:p>3.3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87406451613" calcext:value-type="float">
            <text:p>3.3308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67368421053" calcext:value-type="float">
            <text:p>3.30467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05085714286" calcext:value-type="float">
            <text:p>3.3460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377125" calcext:value-type="float">
            <text:p>3.503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6704" calcext:value-type="float">
            <text:p>3.50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220412903226" calcext:value-type="float">
            <text:p>3.452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019148387097" calcext:value-type="float">
            <text:p>3.400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88619354839" calcext:value-type="float">
            <text:p>3.341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554" calcext:value-type="float">
            <text:p>3.28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94" calcext:value-type="float">
            <text:p>3.3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4304516129" calcext:value-type="float">
            <text:p>3.333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8176" calcext:value-type="float">
            <text:p>3.31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96266666667" calcext:value-type="float">
            <text:p>2.9609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38967741936" calcext:value-type="float">
            <text:p>2.7613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79675" calcext:value-type="float">
            <text:p>2.945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1456" calcext:value-type="float">
            <text:p>3.27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32722580645" calcext:value-type="float">
            <text:p>3.134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7344516129" calcext:value-type="float">
            <text:p>3.098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73285714286" calcext:value-type="float">
            <text:p>3.0877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70322580645" calcext:value-type="float">
            <text:p>3.094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34075" calcext:value-type="float">
            <text:p>3.1073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64352" calcext:value-type="float">
            <text:p>3.12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5296" calcext:value-type="float">
            <text:p>3.1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2536" calcext:value-type="float">
            <text:p>3.12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24342857143" calcext:value-type="float">
            <text:p>3.0362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09703225806" calcext:value-type="float">
            <text:p>2.7550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0744" calcext:value-type="float">
            <text:p>3.1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2915" calcext:value-type="float">
            <text:p>3.094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942" calcext:value-type="float">
            <text:p>2.9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98593103448" calcext:value-type="float">
            <text:p>2.98798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2315" calcext:value-type="float">
            <text:p>2.9952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03303225807" calcext:value-type="float">
            <text:p>3.0050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3904" calcext:value-type="float">
            <text:p>3.0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87006896552" calcext:value-type="float">
            <text:p>3.09887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89628571429" calcext:value-type="float">
            <text:p>2.8168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88193103448" calcext:value-type="float">
            <text:p>2.9178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19458064516" calcext:value-type="float">
            <text:p>2.8841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7912" calcext:value-type="float">
            <text:p>3.0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65475" calcext:value-type="float">
            <text:p>2.952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1672" calcext:value-type="float">
            <text:p>2.88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0616" calcext:value-type="float">
            <text:p>2.8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27917241379" calcext:value-type="float">
            <text:p>2.86427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10090322581" calcext:value-type="float">
            <text:p>2.872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56877419355" calcext:value-type="float">
            <text:p>2.8915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2016" calcext:value-type="float">
            <text:p>2.95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33425" calcext:value-type="float">
            <text:p>3.055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124" calcext:value-type="float">
            <text:p>3.02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36980645161" calcext:value-type="float">
            <text:p>2.897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7822" calcext:value-type="float">
            <text:p>3.147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2136" calcext:value-type="float">
            <text:p>3.18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22374193548" calcext:value-type="float">
            <text:p>3.105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42825" calcext:value-type="float">
            <text:p>3.0454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20825806452" calcext:value-type="float">
            <text:p>3.018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70114285714" calcext:value-type="float">
            <text:p>3.0517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57090909091" calcext:value-type="float">
            <text:p>3.10157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186916129032" calcext:value-type="float">
            <text:p>3.131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5552" calcext:value-type="float">
            <text:p>3.19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55148387097" calcext:value-type="float">
            <text:p>3.232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588" calcext:value-type="float">
            <text:p>3.05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5024" calcext:value-type="float">
            <text:p>2.67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491563636364" calcext:value-type="float">
            <text:p>2.98491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38125" calcext:value-type="float">
            <text:p>3.0503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0928" calcext:value-type="float">
            <text:p>2.8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31345454545" calcext:value-type="float">
            <text:p>2.85431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66372413793" calcext:value-type="float">
            <text:p>2.85366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18090322581" calcext:value-type="float">
            <text:p>2.7501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556" calcext:value-type="float">
            <text:p>2.7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95509677419" calcext:value-type="float">
            <text:p>2.909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68361290323" calcext:value-type="float">
            <text:p>3.0606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0144" calcext:value-type="float">
            <text:p>3.0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95975" calcext:value-type="float">
            <text:p>3.106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23138461538" calcext:value-type="float">
            <text:p>3.08223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0216" calcext:value-type="float">
            <text:p>3.04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34425806452" calcext:value-type="float">
            <text:p>2.9633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4136" calcext:value-type="float">
            <text:p>2.87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17636363636" calcext:value-type="float">
            <text:p>2.83117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028" calcext:value-type="float">
            <text:p>2.8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14838709677" calcext:value-type="float">
            <text:p>2.834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3072" calcext:value-type="float">
            <text:p>2.73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08335483871" calcext:value-type="float">
            <text:p>2.6210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18885714286" calcext:value-type="float">
            <text:p>2.9261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376" calcext:value-type="float">
            <text:p>3.1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28125" calcext:value-type="float">
            <text:p>3.012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50116129032" calcext:value-type="float">
            <text:p>2.854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47531034483" calcext:value-type="float">
            <text:p>2.8044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87" calcext:value-type="float">
            <text:p>2.76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212412903226" calcext:value-type="float">
            <text:p>2.8121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98672" calcext:value-type="float">
            <text:p>2.8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75775" calcext:value-type="float">
            <text:p>3.0147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1512" calcext:value-type="float">
            <text:p>3.01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26348387097" calcext:value-type="float">
            <text:p>2.833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0144516129" calcext:value-type="float">
            <text:p>3.053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52993103448" calcext:value-type="float">
            <text:p>3.14952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12075" calcext:value-type="float">
            <text:p>3.2521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6512" calcext:value-type="float">
            <text:p>3.20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5695483871" calcext:value-type="float">
            <text:p>3.143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990593103448" calcext:value-type="float">
            <text:p>3.10990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35793548387" calcext:value-type="float">
            <text:p>3.097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83509677419" calcext:value-type="float">
            <text:p>3.0928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5168" calcext:value-type="float">
            <text:p>3.09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14315" calcext:value-type="float">
            <text:p>3.0714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0296" calcext:value-type="float">
            <text:p>2.85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07690322581" calcext:value-type="float">
            <text:p>2.680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79948387097" calcext:value-type="float">
            <text:p>2.930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6568" calcext:value-type="float">
            <text:p>3.07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669" calcext:value-type="float">
            <text:p>3.066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1088" calcext:value-type="float">
            <text:p>3.0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814477419355" calcext:value-type="float">
            <text:p>2.9281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08965517241" calcext:value-type="float">
            <text:p>2.8850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51329032258" calcext:value-type="float">
            <text:p>2.865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11070967742" calcext:value-type="float">
            <text:p>2.8891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5736" calcext:value-type="float">
            <text:p>3.01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75251612903" calcext:value-type="float">
            <text:p>3.009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38683870968" calcext:value-type="float">
            <text:p>2.7263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42812903226" calcext:value-type="float">
            <text:p>2.196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666" calcext:value-type="float">
            <text:p>3.042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26" calcext:value-type="float">
            <text:p>3.09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571" calcext:value-type="float">
            <text:p>3.044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6368" calcext:value-type="float">
            <text:p>2.91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468457142857" calcext:value-type="float">
            <text:p>2.8646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33290322581" calcext:value-type="float">
            <text:p>2.823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43617391304" calcext:value-type="float">
            <text:p>2.628436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8064" calcext:value-type="float">
            <text:p>2.69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85522580645" calcext:value-type="float">
            <text:p>2.786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2464" calcext:value-type="float">
            <text:p>2.78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86219354839" calcext:value-type="float">
            <text:p>2.7688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676" calcext:value-type="float">
            <text:p>2.7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40145454546" calcext:value-type="float">
            <text:p>2.66940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4688" calcext:value-type="float">
            <text:p>2.58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85212903226" calcext:value-type="float">
            <text:p>2.5408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1795862069" calcext:value-type="float">
            <text:p>2.5141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029784615385" calcext:value-type="float">
            <text:p>2.50029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40123076923" calcext:value-type="float">
            <text:p>3.41540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1576" calcext:value-type="float">
            <text:p>3.36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98580645161" calcext:value-type="float">
            <text:p>3.253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508" calcext:value-type="float">
            <text:p>3.17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9925" calcext:value-type="float">
            <text:p>3.118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25710344828" calcext:value-type="float">
            <text:p>3.12125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01316129032" calcext:value-type="float">
            <text:p>3.1410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23406451613" calcext:value-type="float">
            <text:p>3.1632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505" calcext:value-type="float">
            <text:p>3.278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5568" calcext:value-type="float">
            <text:p>3.28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95896774194" calcext:value-type="float">
            <text:p>3.026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49187096774" calcext:value-type="float">
            <text:p>3.259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61961290323" calcext:value-type="float">
            <text:p>3.3106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33341935484" calcext:value-type="float">
            <text:p>3.245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3592" calcext:value-type="float">
            <text:p>3.15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56457142857" calcext:value-type="float">
            <text:p>3.0475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62167741935" calcext:value-type="float">
            <text:p>3.0936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764" calcext:value-type="float">
            <text:p>3.19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24206451613" calcext:value-type="float">
            <text:p>3.227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0016" calcext:value-type="float">
            <text:p>3.1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32722580645" calcext:value-type="float">
            <text:p>2.753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44309677419" calcext:value-type="float">
            <text:p>3.0044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5608" calcext:value-type="float">
            <text:p>3.1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6416" calcext:value-type="float">
            <text:p>3.05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148" calcext:value-type="float">
            <text:p>2.96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07767741935" calcext:value-type="float">
            <text:p>2.932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3472" calcext:value-type="float">
            <text:p>2.9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67948387097" calcext:value-type="float">
            <text:p>3.113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15174193548" calcext:value-type="float">
            <text:p>3.2911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93780645161" calcext:value-type="float">
            <text:p>3.250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05883870968" calcext:value-type="float">
            <text:p>3.150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67125" calcext:value-type="float">
            <text:p>3.084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14951724138" calcext:value-type="float">
            <text:p>3.08814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578" calcext:value-type="float">
            <text:p>3.100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33187096774" calcext:value-type="float">
            <text:p>3.122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77832258065" calcext:value-type="float">
            <text:p>3.1547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5472" calcext:value-type="float">
            <text:p>2.87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65703225806" calcext:value-type="float">
            <text:p>2.6636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98052173913" calcext:value-type="float">
            <text:p>3.07980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03174193548" calcext:value-type="float">
            <text:p>3.4740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60387096774" calcext:value-type="float">
            <text:p>3.393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94116129032" calcext:value-type="float">
            <text:p>3.326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47329032258" calcext:value-type="float">
            <text:p>3.307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59586206897" calcext:value-type="float">
            <text:p>3.34859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16722580645" calcext:value-type="float">
            <text:p>3.378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75725" calcext:value-type="float">
            <text:p>3.3917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4428" calcext:value-type="float">
            <text:p>3.4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95482352941" calcext:value-type="float">
            <text:p>3.47095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40123076923" calcext:value-type="float">
            <text:p>3.41540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61163636364" calcext:value-type="float">
            <text:p>3.21961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037058064516" calcext:value-type="float">
            <text:p>3.5303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181083870968" calcext:value-type="float">
            <text:p>3.4518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05393548387" calcext:value-type="float">
            <text:p>3.3320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19895652174" calcext:value-type="float">
            <text:p>3.331198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89866666667" calcext:value-type="float">
            <text:p>3.3378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352" calcext:value-type="float">
            <text:p>3.3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86606451613" calcext:value-type="float">
            <text:p>3.2668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42167741936" calcext:value-type="float">
            <text:p>3.3984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53341935484" calcext:value-type="float">
            <text:p>3.3215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27870967742" calcext:value-type="float">
            <text:p>3.471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49375" calcext:value-type="float">
            <text:p>3.5694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99927272727" calcext:value-type="float">
            <text:p>3.63099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82475" calcext:value-type="float">
            <text:p>3.5508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10812903226" calcext:value-type="float">
            <text:p>3.446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565" calcext:value-type="float">
            <text:p>3.377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35264" calcext:value-type="float">
            <text:p>3.3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11172413793" calcext:value-type="float">
            <text:p>3.3901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20361290323" calcext:value-type="float">
            <text:p>3.411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45341935484" calcext:value-type="float">
            <text:p>3.4434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107" calcext:value-type="float">
            <text:p>3.523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06628571429" calcext:value-type="float">
            <text:p>3.4150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43485714286" calcext:value-type="float">
            <text:p>3.3704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3424" calcext:value-type="float">
            <text:p>3.4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0872" calcext:value-type="float">
            <text:p>3.4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954" calcext:value-type="float">
            <text:p>3.441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18971428571" calcext:value-type="float">
            <text:p>3.5861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35339130435" calcext:value-type="float">
            <text:p>3.556353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068" calcext:value-type="float">
            <text:p>3.46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19716129032" calcext:value-type="float">
            <text:p>3.470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10514285714" calcext:value-type="float">
            <text:p>3.6171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484266666667" calcext:value-type="float">
            <text:p>3.52484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066338461538" calcext:value-type="float">
            <text:p>3.490663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74" meta:object-count="0"/>
    <meta:user-defined meta:name="AppVersion">3.0</meta:user-defined>
  </office:meta>
</office:document-meta>
</file>